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9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fe7f5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text-position="33% 58%"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143cm" svg:height="1.143cm" svg:x="7.223cm" svg:y="8.11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0.635cm" svg:height="0.635cm" svg:x="11.668cm" svg:y="14.7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7.223cm" svg:y="13.19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143cm" svg:height="1.143cm" svg:x="7.223cm" svg:y="15.73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43cm" svg:height="1.143cm" svg:x="7.223cm" svg:y="10.65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6.875cm" svg:x2="9.611cm" svg:y2="17.535cm" draw:start-shape="id1" draw:start-glue-point="2" draw:end-shape="id2" draw:end-glue-point="6" svg:d="M7794 16875v660h1817" svg:viewBox="0 0 1818 661">
          <text:p/>
        </draw:connector>
        <draw:connector draw:style-name="gr4" draw:text-style-name="P1" xml:id="id10" draw:id="id10" draw:layer="layout" svg:x1="7.794cm" svg:y1="9.255cm" svg:x2="7.794cm" svg:y2="10.652cm" draw:start-shape="id3" draw:start-glue-point="2" draw:end-shape="id4" draw:end-glue-point="0" svg:d="M7794 9255v1397" svg:viewBox="0 0 1 1398">
          <text:p/>
        </draw:connector>
        <draw:connector draw:style-name="gr4" draw:text-style-name="P1" xml:id="id8" draw:id="id8" draw:layer="layout" svg:x1="7.794cm" svg:y1="11.795cm" svg:x2="7.794cm" svg:y2="13.192cm" draw:start-shape="id4" draw:start-glue-point="2" draw:end-shape="id5" draw:end-glue-point="0" svg:d="M7794 11795v1397" svg:viewBox="0 0 1 1398">
          <text:p/>
        </draw:connector>
        <draw:connector draw:style-name="gr4" draw:text-style-name="P1" xml:id="id6" draw:id="id6" draw:layer="layout" svg:x1="7.794cm" svg:y1="14.335cm" svg:x2="7.794cm" svg:y2="15.732cm" draw:start-shape="id5" draw:start-glue-point="2" draw:end-shape="id1" draw:end-glue-point="0" svg:d="M7794 14335v1397" svg:viewBox="0 0 1 1398">
          <text:p/>
        </draw:connector>
        <draw:custom-shape draw:style-name="gr3" draw:text-style-name="P3" xml:id="id7" draw:id="id7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" draw:id="id9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" draw:id="id11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6" draw:start-glue-point="0" draw:end-shape="id7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8" draw:start-glue-point="0" draw:end-shape="id9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10" draw:start-glue-point="0" draw:end-shape="id11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2" draw:start-glue-point="4" draw:end-shape="id12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7" draw:start-glue-point="4" draw:end-shape="id12" draw:end-glue-point="6" svg:d="M10525 15033h571v1h572" svg:viewBox="0 0 1144 2">
          <text:p/>
        </draw:connector>
        <draw:custom-shape draw:style-name="gr2" draw:text-style-name="P3" xml:id="id13" draw:id="id13" draw:layer="layout" svg:width="0.635cm" svg:height="0.635cm" svg:x="11.668cm" svg:y="12.17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9" draw:start-glue-point="4" draw:end-shape="id13" draw:end-glue-point="6" svg:d="M10398 12493h635v1h635" svg:viewBox="0 0 1271 2">
          <text:p/>
        </draw:connector>
        <draw:custom-shape draw:style-name="gr2" draw:text-style-name="P3" xml:id="id14" draw:id="id14" draw:layer="layout" svg:width="0.635cm" svg:height="0.635cm" svg:x="11.668cm" svg:y="9.63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0.635cm" svg:height="0.635cm" svg:x="11.668cm" svg:y="7.1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13" draw:start-glue-point="4" draw:end-shape="id14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11" draw:start-glue-point="4" draw:end-shape="id14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1cm" draw:start-shape="id14" draw:start-glue-point="4" draw:end-shape="id15" draw:end-glue-point="8" svg:d="M11986 9636v-1885" svg:viewBox="0 0 1 1886">
          <text:p/>
        </draw:connector>
        <draw:connector draw:style-name="gr4" draw:text-style-name="P1" draw:layer="layout" svg:x1="11.986cm" svg:y1="12.811cm" svg:x2="11.986cm" svg:y2="14.716cm" draw:start-shape="id13" draw:start-glue-point="8" draw:end-shape="id12" draw:end-glue-point="4" svg:d="M11986 12811v1905" svg:viewBox="0 0 1 1906">
          <text:p/>
        </draw:connector>
        <draw:frame draw:style-name="gr5" draw:text-style-name="P1" draw:layer="layout" svg:width="0.809cm" svg:height="1.003cm" svg:x="9.888cm" svg:y="16.3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416cm" svg:height="0.47cm" svg:x="9.989cm" svg:y="14.2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03cm" svg:height="1.003cm" svg:x="9.589cm" svg:y="8.7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16" draw:id="id16" draw:layer="layout" svg:width="0.889cm" svg:height="0.889cm" draw:transform="rotate (-1.5707963267949) translate (10.352cm 7.0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9.89cm" svg:y="6.78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6" draw:text-style-name="P4" draw:layer="layout" draw:type="line" svg:x1="12.303cm" svg:y1="7.434cm" svg:x2="13.754cm" svg:y2="7.414cm" draw:start-shape="id15" draw:start-glue-point="10" svg:d="M12303 7434l1451-20" svg:viewBox="0 0 1452 21">
          <text:p/>
        </draw:connector>
        <draw:connector draw:style-name="gr7" draw:text-style-name="P4" draw:layer="layout" draw:type="line" svg:x1="10.352cm" svg:y1="7.453cm" svg:x2="11.668cm" svg:y2="7.434cm" draw:start-shape="id16" draw:start-glue-point="4" draw:end-shape="id15" draw:end-glue-point="6" svg:d="M10352 7453l1316-19" svg:viewBox="0 0 1317 20">
          <text:p/>
        </draw:connector>
        <draw:connector draw:style-name="gr7" draw:text-style-name="P4" xml:id="id17" draw:id="id17" draw:layer="layout" draw:type="line" svg:x1="9.465cm" svg:y1="7.453cm" svg:x2="6.116cm" svg:y2="7.488cm" draw:start-shape="id16" draw:start-glue-point="6" svg:d="M9465 7453l-3349 35" svg:viewBox="0 0 3350 36">
          <text:p/>
        </draw:connector>
        <draw:connector draw:style-name="gr7" draw:text-style-name="P4" draw:layer="layout" draw:type="line" svg:x1="7.794cm" svg:y1="8.112cm" svg:x2="7.79cm" svg:y2="7.47cm" draw:start-shape="id3" draw:start-glue-point="0" draw:end-shape="id17" draw:end-glue-point="0" svg:d="M7794 8112l-4-642" svg:viewBox="0 0 5 643">
          <text:p/>
        </draw:connector>
      </draw:page>
      <draw:page draw:name="page2" draw:style-name="dp1" draw:master-page-name="Default">
        <draw:custom-shape draw:style-name="gr1" draw:text-style-name="P5" xml:id="id20" draw:id="id20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29" draw:id="id29" draw:layer="layout" svg:width="0.635cm" svg:height="0.635cm" svg:x="11.668cm" svg:y="14.7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2" draw:id="id22" draw:layer="layout" svg:width="1.143cm" svg:height="1.143cm" svg:x="7.223cm" svg:y="13.19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8" draw:id="id18" draw:layer="layout" svg:width="1.143cm" svg:height="1.143cm" svg:x="7.223cm" svg:y="15.73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1" draw:id="id21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39" draw:id="id39" draw:layer="layout" svg:x1="7.794cm" svg:y1="16.875cm" svg:x2="9.611cm" svg:y2="17.535cm" draw:start-shape="id18" draw:start-glue-point="2" draw:end-shape="id19" draw:end-glue-point="6" svg:d="M7794 16875v660h1817" svg:viewBox="0 0 1818 661">
          <text:p/>
        </draw:connector>
        <draw:connector draw:style-name="gr4" draw:text-style-name="P1" xml:id="id27" draw:id="id27" draw:layer="layout" svg:x1="7.794cm" svg:y1="9.255cm" svg:x2="7.794cm" svg:y2="10.652cm" draw:start-shape="id20" draw:start-glue-point="2" draw:end-shape="id21" draw:end-glue-point="0" svg:d="M7794 9255v1397" svg:viewBox="0 0 1 1398">
          <text:p/>
        </draw:connector>
        <draw:connector draw:style-name="gr4" draw:text-style-name="P1" xml:id="id25" draw:id="id25" draw:layer="layout" svg:x1="7.794cm" svg:y1="11.795cm" svg:x2="7.794cm" svg:y2="13.192cm" draw:start-shape="id21" draw:start-glue-point="2" draw:end-shape="id22" draw:end-glue-point="0" svg:d="M7794 11795v1397" svg:viewBox="0 0 1 1398">
          <text:p/>
        </draw:connector>
        <draw:connector draw:style-name="gr4" draw:text-style-name="P1" xml:id="id23" draw:id="id23" draw:layer="layout" svg:x1="7.794cm" svg:y1="14.335cm" svg:x2="7.794cm" svg:y2="15.732cm" draw:start-shape="id22" draw:start-glue-point="2" draw:end-shape="id18" draw:end-glue-point="0" svg:d="M7794 14335v1397" svg:viewBox="0 0 1 1398">
          <text:p/>
        </draw:connector>
        <draw:custom-shape draw:style-name="gr3" draw:text-style-name="P3" xml:id="id24" draw:id="id24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6" draw:id="id26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8" draw:id="id28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23" draw:start-glue-point="0" draw:end-shape="id24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25" draw:start-glue-point="0" draw:end-shape="id26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27" draw:start-glue-point="0" draw:end-shape="id28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19" draw:start-glue-point="4" draw:end-shape="id29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24" draw:start-glue-point="4" draw:end-shape="id29" draw:end-glue-point="6" svg:d="M10525 15033h571v1h572" svg:viewBox="0 0 1144 2">
          <text:p/>
        </draw:connector>
        <draw:custom-shape draw:style-name="gr2" draw:text-style-name="P6" xml:id="id30" draw:id="id30" draw:layer="layout" svg:width="0.635cm" svg:height="0.635cm" svg:x="11.668cm" svg:y="12.17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26" draw:start-glue-point="4" draw:end-shape="id30" draw:end-glue-point="6" svg:d="M10398 12493h635v1h635" svg:viewBox="0 0 1271 2">
          <text:p/>
        </draw:connector>
        <draw:custom-shape draw:style-name="gr2" draw:text-style-name="P6" xml:id="id31" draw:id="id31" draw:layer="layout" svg:width="0.635cm" svg:height="0.635cm" svg:x="11.6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30" draw:start-glue-point="4" draw:end-shape="id3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28" draw:start-glue-point="4" draw:end-shape="id3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31" draw:start-glue-point="4" draw:end-shape="id32" draw:end-glue-point="8" svg:d="M11986 9636v-1884" svg:viewBox="0 0 1 1885">
          <text:p/>
        </draw:connector>
        <draw:connector draw:style-name="gr4" draw:text-style-name="P1" draw:layer="layout" svg:x1="11.986cm" svg:y1="12.811cm" svg:x2="11.986cm" svg:y2="14.716cm" draw:start-shape="id30" draw:start-glue-point="8" draw:end-shape="id29" draw:end-glue-point="4" svg:d="M11986 12811v1905" svg:viewBox="0 0 1 1906">
          <text:p/>
        </draw:connector>
        <draw:frame draw:style-name="gr5" draw:text-style-name="P1" draw:layer="layout" svg:width="0.411cm" svg:height="0.47cm" svg:x="10.088cm" svg:y="16.76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3" xml:id="id36" draw:id="id3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7" draw:id="id3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8" draw:id="id38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0" draw:id="id40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43" draw:id="id43" draw:layer="layout" svg:width="0.635cm" svg:height="0.635cm" svg:x="3.6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2" draw:id="id42" draw:layer="layout" svg:width="0.635cm" svg:height="0.635cm" svg:x="3.668cm" svg:y="12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5" draw:id="id35" draw:layer="layout" svg:width="0.635cm" svg:height="0.635cm" svg:x="3.6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1" draw:id="id41" draw:layer="layout" svg:width="0.635cm" svg:height="0.635cm" svg:x="3.668cm" svg:y="14.7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0.635cm" svg:height="0.635cm" svg:x="11.668cm" svg:y="7.117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6" draw:text-style-name="P4" draw:layer="layout" draw:type="line" svg:x1="12.303cm" svg:y1="7.435cm" svg:x2="13.754cm" svg:y2="7.415cm" draw:start-shape="id32" draw:start-glue-point="10" svg:d="M12303 7435l1451-20" svg:viewBox="0 0 1452 21">
          <text:p/>
        </draw:connector>
        <draw:connector draw:style-name="gr7" draw:text-style-name="P4" draw:layer="layout" draw:type="line" svg:x1="10.352cm" svg:y1="7.454cm" svg:x2="11.668cm" svg:y2="7.435cm" draw:start-shape="id33" draw:start-glue-point="4" draw:end-shape="id32" draw:end-glue-point="6" svg:d="M10352 7454l1316-19" svg:viewBox="0 0 1317 20">
          <text:p/>
        </draw:connector>
        <draw:connector draw:style-name="gr7" draw:text-style-name="P4" xml:id="id34" draw:id="id34" draw:layer="layout" draw:type="line" svg:x1="7.794cm" svg:y1="8.112cm" svg:x2="7.79cm" svg:y2="7.471cm" draw:start-shape="id20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34" draw:start-glue-point="3" draw:end-shape="id3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34" draw:start-glue-point="3" draw:end-shape="id35" draw:end-glue-point="10" svg:d="M7790 7471l-3487-17" svg:viewBox="0 0 3488 18">
          <text:p/>
        </draw:connector>
        <draw:connector draw:style-name="gr7" draw:text-style-name="P4" draw:layer="layout" draw:type="line" svg:x1="3.668cm" svg:y1="7.454cm" svg:x2="2.497cm" svg:y2="7.463cm" draw:start-shape="id3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36" draw:start-glue-point="6" draw:end-shape="id27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37" draw:start-glue-point="6" draw:end-shape="id25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23" draw:start-glue-point="0" draw:end-shape="id38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39" draw:start-glue-point="0" draw:end-shape="id40" draw:end-glue-point="6" svg:d="M7794 17535l-1614 41" svg:viewBox="0 0 1615 42">
          <text:p/>
        </draw:connector>
        <draw:connector draw:style-name="gr4" draw:text-style-name="P1" draw:layer="layout" svg:x1="5.291cm" svg:y1="17.576cm" svg:x2="3.986cm" svg:y2="15.371cm" draw:start-shape="id40" draw:start-glue-point="4" draw:end-shape="id41" draw:end-glue-point="8" svg:d="M5291 17576h-1305v-2205" svg:viewBox="0 0 1306 2206">
          <text:p/>
        </draw:connector>
        <draw:connector draw:style-name="gr4" draw:text-style-name="P1" draw:layer="layout" svg:x1="3.986cm" svg:y1="14.736cm" svg:x2="3.986cm" svg:y2="12.771cm" draw:start-shape="id41" draw:start-glue-point="4" draw:end-shape="id42" draw:end-glue-point="8" svg:d="M3986 14736v-1965" svg:viewBox="0 0 1 1966">
          <text:p/>
        </draw:connector>
        <draw:connector draw:style-name="gr4" draw:text-style-name="P1" draw:layer="layout" svg:x1="3.986cm" svg:y1="12.136cm" svg:x2="3.985cm" svg:y2="10.271cm" draw:start-shape="id42" draw:start-glue-point="4" draw:end-shape="id43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43" draw:start-glue-point="4" draw:end-shape="id3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36" draw:start-glue-point="4" draw:end-shape="id43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37" draw:start-glue-point="4" draw:end-shape="id42" draw:end-glue-point="10" svg:d="M5291 12496h-494v-42h-494" svg:viewBox="0 0 989 43">
          <text:p/>
        </draw:connector>
        <draw:connector draw:style-name="gr4" draw:text-style-name="P1" draw:layer="layout" svg:x1="5.291cm" svg:y1="15.036cm" svg:x2="4.303cm" svg:y2="15.054cm" draw:start-shape="id38" draw:start-glue-point="4" draw:end-shape="id41" draw:end-glue-point="10" svg:d="M5291 15036h-494v18h-494" svg:viewBox="0 0 989 19">
          <text:p/>
        </draw:connector>
        <draw:frame draw:style-name="gr5" draw:text-style-name="P1" draw:layer="layout" svg:width="0.512cm" svg:height="1.003cm" svg:x="5.189cm" svg:y="13.86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  <draw:page draw:name="page3" draw:style-name="dp1" draw:master-page-name="Default">
        <draw:custom-shape draw:style-name="gr1" draw:text-style-name="P5" xml:id="id44" draw:id="id44" draw:layer="layout" svg:width="1.143cm" svg:height="1.143cm" svg:x="7.2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5" draw:id="id45" draw:layer="layout" svg:width="1.143cm" svg:height="1.143cm" svg:x="7.2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8" draw:id="id48" draw:layer="layout" svg:x1="7.794cm" svg:y1="9.255cm" svg:x2="7.794cm" svg:y2="10.652cm" draw:start-shape="id44" draw:start-glue-point="2" draw:end-shape="id45" draw:end-glue-point="0" svg:d="M7794 9255v1397" svg:viewBox="0 0 1 1398">
          <text:p/>
        </draw:connector>
        <draw:connector draw:style-name="gr4" draw:text-style-name="P1" xml:id="id46" draw:id="id46" draw:layer="layout" svg:x1="7.794cm" svg:y1="11.795cm" svg:x2="7.788cm" svg:y2="12.505cm" draw:start-shape="id45" draw:start-glue-point="2" svg:d="M7794 11795v605h-6v105" svg:viewBox="0 0 7 711">
          <text:p/>
        </draw:connector>
        <draw:custom-shape draw:style-name="gr3" draw:text-style-name="P3" xml:id="id47" draw:id="id47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9" draw:id="id49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12.505cm" svg:x2="9.511cm" svg:y2="12.493cm" draw:start-shape="id46" draw:start-glue-point="3" draw:end-shape="id47" draw:end-glue-point="6" svg:d="M7788 12505v52h863v-64h860" svg:viewBox="0 0 1724 65">
          <text:p/>
        </draw:connector>
        <draw:connector draw:style-name="gr4" draw:text-style-name="P1" draw:layer="layout" svg:x1="7.794cm" svg:y1="9.953cm" svg:x2="9.465cm" svg:y2="9.953cm" draw:start-shape="id48" draw:start-glue-point="0" draw:end-shape="id49" draw:end-glue-point="6" svg:d="M7794 9953h1671" svg:viewBox="0 0 1672 1">
          <text:p/>
        </draw:connector>
        <draw:custom-shape draw:style-name="gr2" draw:text-style-name="P6" xml:id="id50" draw:id="id50" draw:layer="layout" svg:width="0.635cm" svg:height="0.635cm" svg:x="11.668cm" svg:y="12.17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47" draw:start-glue-point="4" draw:end-shape="id50" draw:end-glue-point="6" svg:d="M10398 12493h635v1h635" svg:viewBox="0 0 1271 2">
          <text:p/>
        </draw:connector>
        <draw:custom-shape draw:style-name="gr2" draw:text-style-name="P6" xml:id="id51" draw:id="id51" draw:layer="layout" svg:width="0.635cm" svg:height="0.635cm" svg:x="11.6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50" draw:start-glue-point="4" draw:end-shape="id5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49" draw:start-glue-point="4" draw:end-shape="id5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51" draw:start-glue-point="4" draw:end-shape="id52" draw:end-glue-point="8" svg:d="M11986 9636v-1884" svg:viewBox="0 0 1 1885">
          <text:p/>
        </draw:connector>
        <draw:frame draw:style-name="gr5" draw:text-style-name="P1" draw:layer="layout" svg:width="0.809cm" svg:height="1.003cm" svg:x="9.789cm" svg:y="11.36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" draw:text-style-name="P3" xml:id="id56" draw:id="id5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7" draw:id="id5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59" draw:id="id59" draw:layer="layout" svg:width="0.635cm" svg:height="0.635cm" svg:x="3.667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8" draw:id="id58" draw:layer="layout" svg:width="0.635cm" svg:height="0.635cm" svg:x="3.668cm" svg:y="12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5" draw:id="id55" draw:layer="layout" svg:width="0.635cm" svg:height="0.635cm" svg:x="3.6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2" draw:id="id52" draw:layer="layout" svg:width="0.635cm" svg:height="0.635cm" svg:x="11.6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3" draw:id="id5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onnector draw:style-name="gr6" draw:text-style-name="P4" draw:layer="layout" draw:type="line" svg:x1="12.303cm" svg:y1="7.435cm" svg:x2="14.153cm" svg:y2="7.413cm" draw:start-shape="id52" draw:start-glue-point="10" svg:d="M12303 7435l1850-22" svg:viewBox="0 0 1851 23">
          <text:p/>
        </draw:connector>
        <draw:connector draw:style-name="gr7" draw:text-style-name="P4" draw:layer="layout" draw:type="line" svg:x1="10.352cm" svg:y1="7.454cm" svg:x2="11.668cm" svg:y2="7.435cm" draw:start-shape="id53" draw:start-glue-point="4" draw:end-shape="id52" draw:end-glue-point="6" svg:d="M10352 7454l1316-19" svg:viewBox="0 0 1317 20">
          <text:p/>
        </draw:connector>
        <draw:connector draw:style-name="gr7" draw:text-style-name="P4" xml:id="id54" draw:id="id54" draw:layer="layout" draw:type="line" svg:x1="7.794cm" svg:y1="8.112cm" svg:x2="7.79cm" svg:y2="7.471cm" draw:start-shape="id44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54" draw:start-glue-point="3" draw:end-shape="id5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54" draw:start-glue-point="3" draw:end-shape="id55" draw:end-glue-point="10" svg:d="M7790 7471l-3487-17" svg:viewBox="0 0 3488 18">
          <text:p/>
        </draw:connector>
        <draw:connector draw:style-name="gr7" draw:text-style-name="P4" xml:id="id77" draw:id="id77" draw:layer="layout" draw:type="line" svg:x1="3.668cm" svg:y1="7.454cm" svg:x2="2.497cm" svg:y2="7.463cm" draw:start-shape="id5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56" draw:start-glue-point="6" draw:end-shape="id48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88cm" svg:y2="12.505cm" draw:start-shape="id57" draw:start-glue-point="6" draw:end-shape="id46" draw:end-glue-point="3" svg:d="M6180 12496l1608 9" svg:viewBox="0 0 1609 10">
          <text:p/>
        </draw:connector>
        <draw:connector draw:style-name="gr4" draw:text-style-name="P1" draw:layer="layout" svg:x1="3.986cm" svg:y1="12.136cm" svg:x2="3.985cm" svg:y2="10.271cm" draw:start-shape="id58" draw:start-glue-point="4" draw:end-shape="id59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59" draw:start-glue-point="4" draw:end-shape="id5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56" draw:start-glue-point="4" draw:end-shape="id59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57" draw:start-glue-point="4" draw:end-shape="id58" draw:end-glue-point="10" svg:d="M5291 12496h-494v-42h-494" svg:viewBox="0 0 989 43">
          <text:p/>
        </draw:connector>
        <draw:frame draw:style-name="gr5" draw:text-style-name="P1" draw:layer="layout" svg:width="0.537cm" svg:height="1.003cm" svg:x="5.189cm" svg:y="11.366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" draw:text-style-name="P5" xml:id="id60" draw:id="id60" draw:layer="layout" svg:width="1.143cm" svg:height="1.143cm" svg:x="7.223cm" svg:y="15.91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61" draw:id="id61" draw:layer="layout" svg:width="1.143cm" svg:height="1.143cm" svg:x="7.223cm" svg:y="18.453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64" draw:id="id64" draw:layer="layout" svg:x1="7.794cm" svg:y1="17.056cm" svg:x2="7.794cm" svg:y2="18.453cm" draw:start-shape="id60" draw:start-glue-point="2" draw:end-shape="id61" draw:end-glue-point="0" svg:d="M7794 17056v1397" svg:viewBox="0 0 1 1398">
          <text:p/>
        </draw:connector>
        <draw:connector draw:style-name="gr4" draw:text-style-name="P1" xml:id="id62" draw:id="id62" draw:layer="layout" svg:x1="7.794cm" svg:y1="19.596cm" svg:x2="7.788cm" svg:y2="20.306cm" draw:start-shape="id61" draw:start-glue-point="2" svg:d="M7794 19596v605h-6v105" svg:viewBox="0 0 7 711">
          <text:p/>
        </draw:connector>
        <draw:custom-shape draw:style-name="gr3" draw:text-style-name="P3" xml:id="id63" draw:id="id63" draw:layer="layout" svg:width="0.889cm" svg:height="0.889cm" draw:transform="rotate (-1.5707963267949) translate (10.398cm 19.8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65" draw:id="id65" draw:layer="layout" svg:width="0.889cm" svg:height="0.889cm" draw:transform="rotate (-1.5707963267949) translate (10.352cm 17.3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20.306cm" svg:x2="9.511cm" svg:y2="20.294cm" draw:start-shape="id62" draw:start-glue-point="3" draw:end-shape="id63" draw:end-glue-point="6" svg:d="M7788 20306v52h863v-64h860" svg:viewBox="0 0 1724 65">
          <text:p/>
        </draw:connector>
        <draw:connector draw:style-name="gr4" draw:text-style-name="P1" draw:layer="layout" svg:x1="7.794cm" svg:y1="17.754cm" svg:x2="9.465cm" svg:y2="17.754cm" draw:start-shape="id64" draw:start-glue-point="0" draw:end-shape="id65" draw:end-glue-point="6" svg:d="M7794 17754h1671" svg:viewBox="0 0 1672 1">
          <text:p/>
        </draw:connector>
        <draw:custom-shape draw:style-name="gr2" draw:text-style-name="P6" xml:id="id66" draw:id="id66" draw:layer="layout" svg:width="0.635cm" svg:height="0.635cm" svg:x="11.668cm" svg:y="19.97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20.294cm" svg:x2="11.668cm" svg:y2="20.295cm" draw:start-shape="id63" draw:start-glue-point="4" draw:end-shape="id66" draw:end-glue-point="6" svg:d="M10398 20294h635v1h635" svg:viewBox="0 0 1271 2">
          <text:p/>
        </draw:connector>
        <draw:custom-shape draw:style-name="gr2" draw:text-style-name="P6" xml:id="id67" draw:id="id67" draw:layer="layout" svg:width="0.635cm" svg:height="0.635cm" svg:x="11.668cm" svg:y="17.4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9.977cm" svg:x2="11.986cm" svg:y2="18.072cm" draw:start-shape="id66" draw:start-glue-point="4" draw:end-shape="id67" draw:end-glue-point="8" svg:d="M11986 19977v-1905" svg:viewBox="0 0 1 1906">
          <text:p/>
        </draw:connector>
        <draw:connector draw:style-name="gr4" draw:text-style-name="P1" draw:layer="layout" svg:x1="10.352cm" svg:y1="17.754cm" svg:x2="11.668cm" svg:y2="17.755cm" draw:start-shape="id65" draw:start-glue-point="4" draw:end-shape="id67" draw:end-glue-point="6" svg:d="M10352 17754h658v1h658" svg:viewBox="0 0 1317 2">
          <text:p/>
        </draw:connector>
        <draw:connector draw:style-name="gr4" draw:text-style-name="P1" draw:layer="layout" svg:x1="11.986cm" svg:y1="17.437cm" svg:x2="11.986cm" svg:y2="15.553cm" draw:start-shape="id67" draw:start-glue-point="4" draw:end-shape="id68" draw:end-glue-point="8" svg:d="M11986 17437v-1884" svg:viewBox="0 0 1 1885">
          <text:p/>
        </draw:connector>
        <draw:frame draw:style-name="gr5" draw:text-style-name="P1" draw:layer="layout" svg:width="0.829cm" svg:height="1.003cm" svg:x="9.789cm" svg:y="19.16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1" draw:layer="layout" svg:width="0.809cm" svg:height="1.003cm" svg:x="9.589cm" svg:y="16.56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3" draw:text-style-name="P3" xml:id="id72" draw:id="id72" draw:layer="layout" svg:width="0.889cm" svg:height="0.889cm" draw:transform="rotate (1.5707963267949) translate (5.293cm 18.17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73" draw:id="id73" draw:layer="layout" svg:width="0.889cm" svg:height="0.889cm" draw:transform="rotate (1.5707963267949) translate (5.291cm 20.73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75" draw:id="id75" draw:layer="layout" svg:width="0.635cm" svg:height="0.635cm" svg:x="3.667cm" svg:y="17.4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4" draw:id="id74" draw:layer="layout" svg:width="0.635cm" svg:height="0.635cm" svg:x="3.668cm" svg:y="19.9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1" draw:id="id71" draw:layer="layout" svg:width="0.635cm" svg:height="0.635cm" svg:x="3.668cm" svg:y="14.937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68" draw:id="id68" draw:layer="layout" svg:width="0.635cm" svg:height="0.635cm" svg:x="11.668cm" svg:y="14.918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9" draw:id="id69" draw:layer="layout" svg:width="0.889cm" svg:height="0.889cm" draw:transform="rotate (-1.5707963267949) translate (10.352cm 14.81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35cm" svg:height="1.003cm" svg:x="9.89cm" svg:y="14.16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7" draw:text-style-name="P4" draw:layer="layout" draw:type="line" svg:x1="10.352cm" svg:y1="15.255cm" svg:x2="11.668cm" svg:y2="15.236cm" draw:start-shape="id69" draw:start-glue-point="4" draw:end-shape="id68" draw:end-glue-point="6" svg:d="M10352 15255l1316-19" svg:viewBox="0 0 1317 20">
          <text:p/>
        </draw:connector>
        <draw:connector draw:style-name="gr7" draw:text-style-name="P4" xml:id="id70" draw:id="id70" draw:layer="layout" draw:type="line" svg:x1="7.794cm" svg:y1="15.913cm" svg:x2="7.79cm" svg:y2="15.272cm" draw:start-shape="id60" draw:start-glue-point="0" svg:d="M7794 15913l-4-641" svg:viewBox="0 0 5 642">
          <text:p/>
        </draw:connector>
        <draw:connector draw:style-name="gr7" draw:text-style-name="P4" draw:layer="layout" draw:type="line" svg:x1="7.79cm" svg:y1="15.272cm" svg:x2="9.465cm" svg:y2="15.255cm" draw:start-shape="id70" draw:start-glue-point="3" draw:end-shape="id69" draw:end-glue-point="6" svg:d="M7790 15272l1675-17" svg:viewBox="0 0 1676 18">
          <text:p/>
        </draw:connector>
        <draw:connector draw:style-name="gr7" draw:text-style-name="P4" draw:layer="layout" draw:type="line" svg:x1="7.79cm" svg:y1="15.272cm" svg:x2="4.303cm" svg:y2="15.255cm" draw:start-shape="id70" draw:start-glue-point="3" draw:end-shape="id71" draw:end-glue-point="10" svg:d="M7790 15272l-3487-17" svg:viewBox="0 0 3488 18">
          <text:p/>
        </draw:connector>
        <draw:connector draw:style-name="gr7" draw:text-style-name="P4" draw:layer="layout" draw:type="line" svg:x1="6.182cm" svg:y1="17.732cm" svg:x2="7.794cm" svg:y2="17.754cm" draw:start-shape="id72" draw:start-glue-point="6" draw:end-shape="id64" draw:end-glue-point="0" svg:d="M6182 17732l1612 22" svg:viewBox="0 0 1613 23">
          <text:p/>
        </draw:connector>
        <draw:connector draw:style-name="gr7" draw:text-style-name="P4" draw:layer="layout" draw:type="line" svg:x1="6.18cm" svg:y1="20.297cm" svg:x2="7.788cm" svg:y2="20.306cm" draw:start-shape="id73" draw:start-glue-point="6" draw:end-shape="id62" draw:end-glue-point="3" svg:d="M6180 20297l1608 9" svg:viewBox="0 0 1609 10">
          <text:p/>
        </draw:connector>
        <draw:connector draw:style-name="gr4" draw:text-style-name="P1" draw:layer="layout" svg:x1="3.986cm" svg:y1="19.937cm" svg:x2="3.985cm" svg:y2="18.072cm" draw:start-shape="id74" draw:start-glue-point="4" draw:end-shape="id75" draw:end-glue-point="8" svg:d="M3986 19937v-933h-1v-932" svg:viewBox="0 0 2 1866">
          <text:p/>
        </draw:connector>
        <draw:connector draw:style-name="gr4" draw:text-style-name="P1" draw:layer="layout" svg:x1="3.985cm" svg:y1="17.437cm" svg:x2="3.986cm" svg:y2="15.572cm" draw:start-shape="id75" draw:start-glue-point="4" draw:end-shape="id71" draw:end-glue-point="8" svg:d="M3985 17437v-933h1v-932" svg:viewBox="0 0 2 1866">
          <text:p/>
        </draw:connector>
        <draw:connector draw:style-name="gr4" draw:text-style-name="P1" draw:layer="layout" svg:x1="5.293cm" svg:y1="17.732cm" svg:x2="4.302cm" svg:y2="17.755cm" draw:start-shape="id72" draw:start-glue-point="4" draw:end-shape="id75" draw:end-glue-point="10" svg:d="M5293 17732h-496v23h-495" svg:viewBox="0 0 992 24">
          <text:p/>
        </draw:connector>
        <draw:connector draw:style-name="gr4" draw:text-style-name="P1" draw:layer="layout" svg:x1="5.291cm" svg:y1="20.297cm" svg:x2="4.303cm" svg:y2="20.255cm" draw:start-shape="id73" draw:start-glue-point="4" draw:end-shape="id74" draw:end-glue-point="10" svg:d="M5291 20297h-494v-42h-494" svg:viewBox="0 0 989 43">
          <text:p/>
        </draw:connector>
        <draw:frame draw:style-name="gr5" draw:text-style-name="P1" draw:layer="layout" svg:width="0.515cm" svg:height="1.003cm" svg:x="5.189cm" svg:y="19.1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text-style-name="P1" draw:layer="layout" svg:width="0.834cm" svg:height="1.003cm" svg:x="5.19cm" svg:y="16.568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onnector draw:style-name="gr4" draw:text-style-name="P1" draw:layer="layout" svg:x1="12.303cm" svg:y1="15.236cm" svg:x2="13.086cm" svg:y2="7.752cm" draw:start-shape="id68" draw:start-glue-point="10" draw:end-shape="id76" draw:end-glue-point="8" svg:d="M12303 15236h783v-7484" svg:viewBox="0 0 784 7485">
          <text:p/>
        </draw:connector>
        <draw:connector draw:style-name="gr4" draw:text-style-name="P1" draw:layer="layout" svg:x1="3.668cm" svg:y1="15.255cm" svg:x2="3.082cm" svg:y2="7.458cm" draw:start-shape="id71" draw:start-glue-point="6" draw:end-shape="id77" draw:end-glue-point="0" svg:d="M3668 15255h-586v-7797" svg:viewBox="0 0 587 7798">
          <text:p/>
        </draw:connector>
        <draw:custom-shape draw:style-name="gr2" draw:text-style-name="P6" xml:id="id76" draw:id="id76" draw:layer="layout" svg:width="0.635cm" svg:height="0.635cm" svg:x="12.768cm" svg:y="7.117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5" xml:id="id80" draw:id="id80" draw:layer="layout" svg:width="1.143cm" svg:height="1.143cm" svg:x="7.2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82" draw:id="id82" draw:layer="layout" svg:width="1.143cm" svg:height="1.143cm" svg:x="7.223cm" svg:y="13.19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78" draw:id="id78" draw:layer="layout" svg:width="1.143cm" svg:height="1.143cm" svg:x="7.223cm" svg:y="15.73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81" draw:id="id81" draw:layer="layout" svg:width="1.143cm" svg:height="1.143cm" svg:x="7.2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9" draw:id="id79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95" draw:id="id95" draw:layer="layout" svg:x1="7.794cm" svg:y1="16.875cm" svg:x2="9.611cm" svg:y2="17.535cm" draw:start-shape="id78" draw:start-glue-point="2" draw:end-shape="id79" draw:end-glue-point="6" svg:d="M7794 16875v660h1817" svg:viewBox="0 0 1818 661">
          <text:p/>
        </draw:connector>
        <draw:connector draw:style-name="gr4" draw:text-style-name="P1" xml:id="id87" draw:id="id87" draw:layer="layout" svg:x1="7.794cm" svg:y1="9.255cm" svg:x2="7.794cm" svg:y2="10.652cm" draw:start-shape="id80" draw:start-glue-point="2" draw:end-shape="id81" draw:end-glue-point="0" svg:d="M7794 9255v1397" svg:viewBox="0 0 1 1398">
          <text:p/>
        </draw:connector>
        <draw:connector draw:style-name="gr4" draw:text-style-name="P1" xml:id="id85" draw:id="id85" draw:layer="layout" svg:x1="7.794cm" svg:y1="11.795cm" svg:x2="7.794cm" svg:y2="13.192cm" draw:start-shape="id81" draw:start-glue-point="2" draw:end-shape="id82" draw:end-glue-point="0" svg:d="M7794 11795v1397" svg:viewBox="0 0 1 1398">
          <text:p/>
        </draw:connector>
        <draw:connector draw:style-name="gr4" draw:text-style-name="P1" xml:id="id83" draw:id="id83" draw:layer="layout" svg:x1="7.794cm" svg:y1="14.335cm" svg:x2="7.794cm" svg:y2="15.732cm" draw:start-shape="id82" draw:start-glue-point="2" draw:end-shape="id78" draw:end-glue-point="0" svg:d="M7794 14335v1397" svg:viewBox="0 0 1 1398">
          <text:p/>
        </draw:connector>
        <draw:custom-shape draw:style-name="gr3" draw:text-style-name="P3" xml:id="id84" draw:id="id84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86" draw:id="id86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88" draw:id="id88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83" draw:start-glue-point="0" draw:end-shape="id84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85" draw:start-glue-point="0" draw:end-shape="id86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87" draw:start-glue-point="0" draw:end-shape="id88" draw:end-glue-point="6" svg:d="M7794 9953h1671" svg:viewBox="0 0 1672 1">
          <text:p/>
        </draw:connector>
        <draw:connector draw:style-name="gr4" draw:text-style-name="P1" draw:layer="layout" svg:x1="10.498cm" svg:y1="17.535cm" svg:x2="12.053cm" svg:y2="7.434cm" draw:start-shape="id79" draw:start-glue-point="4" draw:end-shape="id89" draw:end-glue-point="0" svg:d="M10498 17535h1555v-10101" svg:viewBox="0 0 1556 10102">
          <text:p/>
        </draw:connector>
        <draw:connector draw:style-name="gr4" draw:text-style-name="P1" draw:layer="layout" svg:x1="10.525cm" svg:y1="15.033cm" svg:x2="12.032cm" svg:y2="15.026cm" draw:start-shape="id84" draw:start-glue-point="4" svg:d="M10525 15033h1004v-7h503" svg:viewBox="0 0 1508 8">
          <text:p/>
        </draw:connector>
        <draw:connector draw:style-name="gr4" draw:text-style-name="P1" draw:layer="layout" svg:x1="10.398cm" svg:y1="12.493cm" svg:x2="12.032cm" svg:y2="12.48cm" draw:start-shape="id86" draw:start-glue-point="4" svg:d="M10398 12493h1068v-13h566" svg:viewBox="0 0 1635 14">
          <text:p/>
        </draw:connector>
        <draw:connector draw:style-name="gr4" draw:text-style-name="P1" draw:layer="layout" svg:x1="10.352cm" svg:y1="9.953cm" svg:x2="12.007cm" svg:y2="9.959cm" draw:start-shape="id88" draw:start-glue-point="4" svg:d="M10352 9953h1078v6h577" svg:viewBox="0 0 1656 7">
          <text:p/>
        </draw:connector>
        <draw:frame draw:style-name="gr5" draw:text-style-name="P1" draw:layer="layout" svg:width="0.411cm" svg:height="0.47cm" svg:x="10.088cm" svg:y="16.76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" draw:text-style-name="P3" xml:id="id92" draw:id="id92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3" draw:id="id93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4" draw:id="id94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6" draw:id="id96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0" draw:id="id90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6" draw:text-style-name="P4" xml:id="id89" draw:id="id89" draw:layer="layout" draw:type="line" svg:x1="10.352cm" svg:y1="7.454cm" svg:x2="13.754cm" svg:y2="7.415cm" draw:start-shape="id90" draw:start-glue-point="4" svg:d="M10352 7454l3402-39" svg:viewBox="0 0 3403 40">
          <text:p/>
        </draw:connector>
        <draw:connector draw:style-name="gr7" draw:text-style-name="P4" xml:id="id91" draw:id="id91" draw:layer="layout" draw:type="line" svg:x1="7.794cm" svg:y1="8.112cm" svg:x2="7.79cm" svg:y2="7.471cm" draw:start-shape="id80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91" draw:start-glue-point="3" draw:end-shape="id90" draw:end-glue-point="6" svg:d="M7790 7471l1675-17" svg:viewBox="0 0 1676 18">
          <text:p/>
        </draw:connector>
        <draw:connector draw:style-name="gr7" draw:text-style-name="P4" draw:layer="layout" draw:type="line" svg:x1="7.79cm" svg:y1="7.471cm" svg:x2="2.522cm" svg:y2="7.463cm" draw:start-shape="id91" draw:start-glue-point="3" svg:d="M7790 7471l-5268-8" svg:viewBox="0 0 5269 9">
          <text:p/>
        </draw:connector>
        <draw:connector draw:style-name="gr7" draw:text-style-name="P4" draw:layer="layout" draw:type="line" svg:x1="6.182cm" svg:y1="9.931cm" svg:x2="7.794cm" svg:y2="9.953cm" draw:start-shape="id92" draw:start-glue-point="6" draw:end-shape="id87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93" draw:start-glue-point="6" draw:end-shape="id85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83" draw:start-glue-point="0" draw:end-shape="id94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95" draw:start-glue-point="0" draw:end-shape="id96" draw:end-glue-point="6" svg:d="M7794 17535l-1614 41" svg:viewBox="0 0 1615 42">
          <text:p/>
        </draw:connector>
        <draw:connector draw:style-name="gr4" draw:text-style-name="P1" xml:id="id97" draw:id="id97" draw:layer="layout" draw:line-skew="-0.498cm" svg:x1="5.291cm" svg:y1="17.576cm" svg:x2="3.795cm" svg:y2="7.463cm" draw:start-shape="id96" draw:start-glue-point="4" svg:d="M5291 17576h-1497v-10113h1" svg:viewBox="0 0 1498 10114">
          <text:p/>
        </draw:connector>
        <draw:connector draw:style-name="gr4" draw:text-style-name="P1" draw:layer="layout" svg:x1="5.293cm" svg:y1="9.931cm" svg:x2="3.795cm" svg:y2="9.934cm" draw:start-shape="id92" draw:start-glue-point="4" svg:d="M5293 9931h-1000v3h-498" svg:viewBox="0 0 1499 4">
          <text:p/>
        </draw:connector>
        <draw:connector draw:style-name="gr4" draw:text-style-name="P1" draw:layer="layout" draw:line-skew="0.501cm" svg:x1="5.291cm" svg:y1="12.496cm" svg:x2="3.794cm" svg:y2="12.519cm" draw:start-shape="id93" draw:start-glue-point="4" draw:end-shape="id97" draw:end-glue-point="0" svg:d="M5291 12496h-1497v23" svg:viewBox="0 0 1498 24">
          <text:p/>
        </draw:connector>
        <draw:connector draw:style-name="gr4" draw:text-style-name="P1" draw:layer="layout" svg:x1="5.291cm" svg:y1="15.036cm" svg:x2="3.844cm" svg:y2="15.026cm" draw:start-shape="id94" draw:start-glue-point="4" svg:d="M5291 15036h-974v-10h-473" svg:viewBox="0 0 1448 11">
          <text:p/>
        </draw:connector>
        <draw:frame draw:style-name="gr5" draw:text-style-name="P1" draw:layer="layout" svg:width="0.512cm" svg:height="1.003cm" svg:x="5.189cm" svg:y="13.86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" draw:text-style-name="P6" draw:layer="layout" svg:width="0.635cm" svg:height="0.635cm" svg:x="7.4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2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4.7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7.2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" draw:text-style-name="P6" xml:id="id98" draw:id="id98" draw:layer="layout" svg:width="0.635cm" svg:height="0.635cm" svg:x="3.2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2.247cm" svg:y1="6.14cm" svg:x2="20.044cm" svg:y2="6.115cm" svg:d="M2247 6140h8899v-25h8898" svg:viewBox="0 0 17798 26">
          <text:p/>
        </draw:connector>
        <draw:custom-shape draw:style-name="gr2" draw:text-style-name="P6" xml:id="id99" draw:id="id99" draw:layer="layout" svg:width="0.635cm" svg:height="0.635cm" svg:x="3.2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xml:id="id100" draw:id="id100" draw:layer="layout" draw:type="line" svg:x1="2.256cm" svg:y1="11.189cm" svg:x2="18.78cm" svg:y2="11.164cm" svg:d="M2256 11189l16524-25" svg:viewBox="0 0 16525 26">
          <text:p/>
        </draw:connector>
        <draw:custom-shape draw:style-name="gr1" draw:text-style-name="P5" draw:layer="layout" svg:width="1.143cm" svg:height="1.143cm" svg:x="5.7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9.5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3.3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7.1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809cm" svg:height="1.003cm" svg:x="5.49cm" svg:y="7.1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4" draw:layer="layout" draw:type="line" svg:x1="3.81cm" svg:y1="6.358cm" svg:x2="5.492cm" svg:y2="11.157cm" draw:start-shape="id98" draw:start-glue-point="9" svg:d="M3810 6358l1682 4799" svg:viewBox="0 0 1683 4800">
          <text:p/>
        </draw:connector>
        <draw:connector draw:style-name="gr7" draw:text-style-name="P4" draw:layer="layout" draw:type="line" svg:x1="3.81cm" svg:y1="10.909cm" svg:x2="5.791cm" svg:y2="6.14cm" draw:start-shape="id99" draw:start-glue-point="11" svg:d="M3810 10909l1981-4769" svg:viewBox="0 0 1982 4770">
          <text:p/>
        </draw:connector>
        <draw:frame draw:style-name="gr5" draw:text-style-name="P1" draw:layer="layout" svg:width="0.5cm" svg:height="1.003cm" svg:x="5.291cm" svg:y="8.8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draw:layer="layout" svg:width="0.889cm" svg:height="0.889cm" draw:transform="rotate (2.79252680319093) translate (5.544cm 7.94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4.429cm 9.43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18.78cm" svg:y1="11.164cm" svg:x2="18.786cm" svg:y2="6.451cm" draw:start-shape="id100" draw:start-glue-point="3" draw:end-shape="id101" draw:end-glue-point="8" svg:d="M18780 11164v-2356h6v-2357" svg:viewBox="0 0 7 4714">
          <text:p/>
        </draw:connector>
        <draw:frame draw:style-name="gr5" draw:text-style-name="P1" draw:layer="layout" svg:width="0.5cm" svg:height="1.003cm" svg:x="9.39cm" svg:y="7.2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7" draw:text-style-name="P4" draw:layer="layout" draw:type="line" svg:x1="7.61cm" svg:y1="6.359cm" svg:x2="9.292cm" svg:y2="11.158cm" svg:d="M7610 6359l1682 4799" svg:viewBox="0 0 1683 4800">
          <text:p/>
        </draw:connector>
        <draw:connector draw:style-name="gr7" draw:text-style-name="P4" draw:layer="layout" draw:type="line" svg:x1="7.61cm" svg:y1="10.91cm" svg:x2="9.591cm" svg:y2="6.141cm" svg:d="M7610 10910l1981-4769" svg:viewBox="0 0 1982 4770">
          <text:p/>
        </draw:connector>
        <draw:frame draw:style-name="gr5" draw:text-style-name="P1" draw:layer="layout" svg:width="0.809cm" svg:height="1.003cm" svg:x="8.991cm" svg:y="8.96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3" draw:layer="layout" svg:width="0.889cm" svg:height="0.889cm" draw:transform="rotate (2.79252680319093) translate (9.3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8.2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751cm" svg:height="0.47cm" svg:x="13.09cm" svg:y="7.1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4" draw:layer="layout" draw:type="line" svg:x1="11.41cm" svg:y1="6.359cm" svg:x2="13.092cm" svg:y2="11.158cm" svg:d="M11410 6359l1682 4799" svg:viewBox="0 0 1683 4800">
          <text:p/>
        </draw:connector>
        <draw:connector draw:style-name="gr7" draw:text-style-name="P4" draw:layer="layout" draw:type="line" svg:x1="11.41cm" svg:y1="10.91cm" svg:x2="13.391cm" svg:y2="6.141cm" svg:d="M11410 10910l1981-4769" svg:viewBox="0 0 1982 4770">
          <text:p/>
        </draw:connector>
        <draw:frame draw:style-name="gr5" draw:text-style-name="P1" draw:layer="layout" svg:width="0.416cm" svg:height="0.47cm" svg:x="12.891cm" svg:y="9.26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3" draw:layer="layout" svg:width="0.889cm" svg:height="0.889cm" draw:transform="rotate (2.79252680319093) translate (13.1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2.0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16.99cm" svg:y="7.26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7" draw:text-style-name="P4" draw:layer="layout" draw:type="line" svg:x1="15.21cm" svg:y1="6.359cm" svg:x2="16.892cm" svg:y2="11.158cm" svg:d="M15210 6359l1682 4799" svg:viewBox="0 0 1683 4800">
          <text:p/>
        </draw:connector>
        <draw:connector draw:style-name="gr7" draw:text-style-name="P4" draw:layer="layout" draw:type="line" svg:x1="15.21cm" svg:y1="10.91cm" svg:x2="17.191cm" svg:y2="6.141cm" svg:d="M15210 10910l1981-4769" svg:viewBox="0 0 1982 4770">
          <text:p/>
        </draw:connector>
        <draw:frame draw:style-name="gr5" draw:text-style-name="P1" draw:layer="layout" svg:width="0.751cm" svg:height="0.47cm" svg:x="16.591cm" svg:y="9.26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" draw:text-style-name="P3" draw:layer="layout" svg:width="0.889cm" svg:height="0.889cm" draw:transform="rotate (2.79252680319093) translate (16.9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5.8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01" draw:id="id101" draw:layer="layout" svg:width="0.635cm" svg:height="0.635cm" svg:x="18.4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5:38:26.151176507</meta:creation-date>
    <dc:date>2015-04-24T18:25:18.778881471</dc:date>
    <meta:editing-duration>PT35M50S</meta:editing-duration>
    <meta:editing-cycles>18</meta:editing-cycles>
    <meta:generator>LibreOffice/4.4.2.2$Linux_X86_64 LibreOffice_project/40m0$Build-2</meta:generator>
    <meta:document-statistic meta:object-count="264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1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2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15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17/content.xml><?xml version="1.0" encoding="utf-8"?>
<math xmlns="http://www.w3.org/1998/Math/MathML" display="block">
  <semantics>
    <mn>2</mn>
    <annotation encoding="StarMath 5.0">2</annotation>
  </semantics>
</math>
</file>

<file path=Object 18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9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20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21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2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23/content.xml><?xml version="1.0" encoding="utf-8"?>
<math xmlns="http://www.w3.org/1998/Math/MathML" display="block">
  <semantics>
    <mn>1</mn>
    <annotation encoding="StarMath 5.0">1</annotation>
  </semantics>
</math>
</file>

<file path=Object 24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25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26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27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8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9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3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30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31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32/content.xml><?xml version="1.0" encoding="utf-8"?>
<math xmlns="http://www.w3.org/1998/Math/MathML" display="block">
  <semantics>
    <mfrac>
      <mrow>
        <mo stretchy="false">−</mo>
        <mn>4</mn>
      </mrow>
      <mn>3</mn>
    </mfrac>
    <annotation encoding="StarMath 5.0">-{4}over{3}</annotation>
  </semantics>
</math>
</file>

<file path=Object 33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-{7}over{2}</annotation>
  </semantics>
</math>
</file>

<file path=Object 34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35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36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37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38/content.xml><?xml version="1.0" encoding="utf-8"?>
<math xmlns="http://www.w3.org/1998/Math/MathML" display="block">
  <semantics>
    <mfrac>
      <mn>7</mn>
      <mn>9</mn>
    </mfrac>
    <annotation encoding="StarMath 5.0">{7}over{9}</annotation>
  </semantics>
</math>
</file>

<file path=Object 39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

<file path=Object 40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1/content.xml><?xml version="1.0" encoding="utf-8"?>
<math xmlns="http://www.w3.org/1998/Math/MathML" display="block">
  <semantics>
    <mfrac>
      <mrow>
        <mo stretchy="false">−</mo>
        <mn>2</mn>
      </mrow>
      <mn>5</mn>
    </mfrac>
    <annotation encoding="StarMath 5.0">-{2}over{5}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7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8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9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